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7.4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1.581cm" fo:padding-top="0.13cm" fo:padding-bottom="0.13cm" fo:padding-left="0.25cm" fo:padding-right="0.25cm" fo:wrap-option="no-wrap" draw:shadow-color="#808080" style:writing-mode="lr-tb" loext:decorative="false"/>
    </style:style>
    <style:style style:name="gr3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94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85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0.84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9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0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1.414cm" fo:padding-top="0.13cm" fo:padding-bottom="0.13cm" fo:padding-left="0.25cm" fo:padding-right="0.25cm" fo:wrap-option="no-wrap" draw:shadow-color="#808080" style:writing-mode="lr-tb" loext:decorative="false"/>
    </style:style>
    <style:style style:name="gr11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.375cm" fo:min-width="0.14cm" fo:padding-top="0.13cm" fo:padding-bottom="0.13cm" fo:padding-left="0.25cm" fo:padding-right="0.25cm" fo:wrap-option="no-wrap" draw:shadow-color="#808080" style:writing-mode="lr-tb" loext:decorative="false"/>
    </style:style>
    <style:style style:name="gr12" style:family="graphic">
      <style:graphic-properties style:writing-mode="lr-tb" loext:decorative="false"/>
    </style:style>
    <style:style style:name="gr13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cm" fo:min-width="1.759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.272cm" fo:min-width="0.129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.306cm" fo:min-width="0.041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Default_20_Drawing_20_Style_5f_1">
      <style:graphic-properties draw:stroke="solid" svg:stroke-width="0.026cm" svg:stroke-color="#000000" svg:stroke-opacity="100%" draw:stroke-linejoin="round" draw:fill="none" draw:fill-color="#ffffff" draw:textarea-horizontal-align="left" draw:textarea-vertical-align="middle" draw:auto-grow-height="false" fo:min-height="0.865cm" fo:min-width="0.781cm" fo:padding-top="0.13cm" fo:padding-bottom="0.13cm" fo:padding-left="0.25cm" fo:padding-right="0.25cm" fo:wrap-option="no-wrap" draw:shadow-color="#808080" style:writing-mode="lr-tb" loext:decorative="false"/>
    </style:style>
    <style:style style:name="gr17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18" style:family="graphic">
      <style:graphic-properties loext:decorative="false"/>
    </style:style>
    <style:style style:name="gr19" style:family="graphic" style:parent-style-name="Default_20_Drawing_20_Style_5f_1">
      <style:graphic-properties draw:stroke="solid" svg:stroke-width="0.035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0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09cm" fo:min-width="0.64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1cm" fo:min-width="1.793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23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5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3cm" fo:min-width="7.1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Default_20_Drawing_20_Style_5f_1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.06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7" style:family="graphic" style:parent-style-name="Default_20_Drawing_20_Style_5f_1">
      <style:graphic-properties draw:stroke="solid" svg:stroke-width="0.053cm" svg:stroke-color="#000000" draw:marker-end="msArrowEnd_20_5" draw:marker-end-width="0.21cm" draw:marker-end-center="false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28" style:family="graphic" style:parent-style-name="Default_20_Drawing_20_Style_5f_1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.165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29" style:family="graphic" style:parent-style-name="Default_20_Drawing_20_Style_5f_1">
      <style:graphic-properties draw:stroke="solid" svg:stroke-width="0.053cm" svg:stroke-color="#000000" svg:stroke-opacity="100%" draw:stroke-linejoin="round" draw:fill="none" draw:fill-color="#ffffff" draw:textarea-horizontal-align="left" draw:textarea-vertical-align="middle" draw:auto-grow-height="false" fo:min-height="0.098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Default_20_Drawing_20_Style_5f_1">
      <style:graphic-properties draw:stroke="solid" svg:stroke-width="0.053cm" svg:stroke-color="#000000" svg:stroke-opacity="100%" draw:stroke-linejoin="round" draw:fill="solid" draw:fill-color="#000000" draw:textarea-horizontal-align="left" draw:textarea-vertical-align="middle" draw:auto-grow-height="false" fo:min-height="0.25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3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>
      <style:graphic-properties style:protect="size" loext:decorative="false"/>
    </style:style>
    <style:style style:name="gr34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7.4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5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94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6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85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7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0.84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8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9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1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2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09cm" fo:min-width="0.64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1cm" fo:min-width="1.793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45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3cm" fo:min-width="7.1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Default_20_Drawing_20_Style_5f_1">
      <style:graphic-properties draw:stroke="solid" svg:stroke-width="0.053cm" svg:stroke-color="#000000" svg:stroke-opacity="100%" draw:stroke-linejoin="round" draw:fill="solid" draw:fill-color="#000000" draw:textarea-horizontal-align="left" draw:textarea-vertical-align="middle" draw:auto-grow-height="false" fo:min-height="0.06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49" style:family="graphic" style:parent-style-name="Default_20_Drawing_20_Style_5f_1">
      <style:graphic-properties draw:stroke="solid" svg:stroke-width="0.053cm" svg:stroke-color="#000000" svg:stroke-opacity="100%" draw:stroke-linejoin="round" draw:fill="solid" draw:fill-color="#000000" draw:textarea-horizontal-align="left" draw:textarea-vertical-align="middle" draw:auto-grow-height="false" fo:min-height="0.165cm" fo:min-width="0cm" fo:padding-top="0.13cm" fo:padding-bottom="0.13cm" fo:padding-left="0.25cm" fo:padding-right="0.25cm" fo:wrap-option="no-wrap" draw:shadow-color="#808080" style:writing-mode="lr-tb" loext:decorative="false"/>
    </style:style>
    <style:style style:name="gr50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7.4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3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94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4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85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5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0.84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6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7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8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59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0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09cm" fo:min-width="0.64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1cm" fo:min-width="1.793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63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5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3cm" fo:min-width="7.1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69" style:family="graphic" style:parent-style-name="objectwithoutfill">
      <style:graphic-properties draw:stroke="soli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0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7.4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3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94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4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085cm" fo:min-width="6.35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5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0.84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6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7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8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9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0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09cm" fo:min-width="0.64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1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61cm" fo:min-width="1.793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Default_20_Drawing_20_Style_5f_1" style:list-style-name="L1">
      <style:graphic-properties draw:stroke="solid" svg:stroke-width="0.026cm" svg:stroke-color="#000000" svg:stroke-opacity="100%" draw:stroke-linejoin="round" draw:fill="none" draw:fill-color="#ffffff" draw:textarea-horizontal-align="justify" draw:textarea-vertical-align="middle" draw:auto-grow-height="false" fo:min-height="1.213cm" fo:min-width="5.08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83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3cm" fo:min-width="7.12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8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Default_20_Drawing_20_Style_5f_1" style:list-style-name="L1">
      <style:graphic-properties draw:stroke="none" draw:fill="none" draw:fill-color="#ffffff" draw:textarea-horizontal-align="justify" draw:textarea-vertical-align="top" draw:auto-grow-height="false" fo:min-height="0.702cm" fo:min-width="0.77cm" fo:padding-top="0.125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fo:min-height="13.366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.013cm" fo:margin-bottom="0.013cm" fo:line-height="100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.013cm" fo:margin-bottom="0.013cm" fo:line-height="100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.013cm" fo:margin-bottom="0.013cm" fo:line-height="100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.013cm" fo:margin-bottom="0.013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solid" draw:fill-color="#000000"/>
      <style:paragraph-properties style:writing-mode="lr-tb" style:font-independent-line-spacing="true"/>
    </style:style>
    <style:style style:name="P8" style:family="paragraph">
      <loext:graphic-properties draw:fill="none" draw:fill-color="#ffffff"/>
      <style:text-properties fo:font-size="20pt"/>
    </style:style>
    <style:style style:name="P9" style:family="paragraph">
      <style:paragraph-properties fo:margin-left="0cm" fo:margin-right="0cm" fo:margin-top="0.013cm" fo:margin-bottom="0.013cm" fo:line-height="100%" fo:text-align="center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.013cm" fo:margin-bottom="0.013cm" fo:line-height="100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margin-left="0cm" fo:margin-right="0cm" fo:margin-top="0.013cm" fo:margin-bottom="0.013cm" fo:line-height="100%" fo:text-align="start" fo:text-indent="0cm" style:punctuation-wrap="simple" style:line-break="strict" loext:tab-stop-distance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.013cm" fo:margin-bottom="0.013cm" fo:line-height="100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position="0% 100%" style:font-name="Times New Roman" fo:font-size="18pt" fo:language="en" fo:country="US" style:font-name-asian="Calibri" style:font-size-asian="18pt" style:language-asian="en" style:country-asian="US" style:font-name-complex="Calibri" style:font-size-complex="18pt" style:language-complex="en" style:country-complex="US"/>
    </style:style>
    <style:style style:name="T2" style:family="text">
      <style:text-properties fo:color="#000000" loext:opacity="100%" style:text-position="0% 100%" style:font-name="Times New Roman" fo:font-size="18pt" fo:language="en" fo:country="US" fo:font-style="italic" style:font-name-asian="Calibri" style:font-size-asian="18pt" style:language-asian="en" style:country-asian="US" style:font-style-asian="italic" style:font-name-complex="Calibri" style:font-size-complex="18pt" style:language-complex="en" style:country-complex="US" style:font-style-complex="italic"/>
    </style:style>
    <style:style style:name="T3" style:family="text">
      <style:text-properties fo:color="#000000" loext:opacity="100%" style:text-position="0% 100%" style:font-name="Times New Roman" fo:font-size="18pt" fo:language="en" fo:country="US" style:font-name-asian="DejaVu Sans" style:font-size-asian="18pt" style:language-asian="en" style:country-asian="US" style:font-name-complex="DejaVu Sans" style:font-size-complex="18pt" style:language-complex="en" style:country-complex="US"/>
    </style:style>
    <style:style style:name="T4" style:family="text">
      <style:text-properties fo:color="#000000" loext:opacity="100%" style:text-position="0% 100%" style:font-name="Times New Roman" fo:font-size="18pt" fo:language="en" fo:country="US" fo:font-weight="bold" style:font-name-asian="DejaVu Sans" style:font-size-asian="18pt" style:language-asian="en" style:country-asian="US" style:font-weight-asian="bold" style:font-name-complex="DejaVu Sans" style:font-size-complex="18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7.435cm" svg:height="1.213cm" svg:x="1.455cm" svg:y="1.962cm">
          <text:list text:style-name="L1">
            <text:list-header>
              <text:p text:style-name="P1"><text:span text:style-name="T1">Travers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17"/>
            <draw:equation draw:name="f1" draw:formula="607"/>
            <draw:equation draw:name="f2" draw:formula="1214"/>
            <draw:equation draw:name="f3" draw:formula="7434"/>
          </draw:enhanced-geometry>
        </draw:custom-shape>
        <draw:custom-shape draw:style-name="gr2" draw:text-style-name="P3" draw:layer="layout" svg:width="2.081cm" svg:height="0.005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084"/>
            <draw:equation draw:name="f1" draw:formula="2"/>
          </draw:enhanced-geometry>
        </draw:custom-shape>
        <draw:custom-shape draw:style-name="gr3" draw:text-style-name="P3" draw:layer="layout" svg:width="0.225cm" svg:height="0.208cm" draw:transform="rotate (-1.5707963267949) translate (5.217cm 5.031cm)">
          <text:p/>
          <draw:enhanced-geometry svg:viewBox="0 0 0 0" draw:mirror-horizontal="true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3" draw:text-style-name="P3" draw:layer="layout" svg:width="0.225cm" svg:height="0.207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4" draw:text-style-name="P2" draw:layer="layout" svg:width="6.35cm" svg:height="1.094cm" svg:x="1.905cm" svg:y="5.256cm">
          <text:list text:style-name="L1">
            <text:list-header>
              <text:p text:style-name="P1"><text:span text:style-name="T1">GameControlle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1*1093/2"/>
            <draw:equation draw:name="f2" draw:formula="1093"/>
            <draw:equation draw:name="f3" draw:formula="6349"/>
          </draw:enhanced-geometry>
        </draw:custom-shape>
        <draw:custom-shape draw:style-name="gr5" draw:text-style-name="P2" draw:layer="layout" svg:width="6.35cm" svg:height="1.085cm" svg:x="10.795cm" svg:y="5.265cm">
          <text:list text:style-name="L1">
            <text:list-header>
              <text:p text:style-name="P1"><text:span text:style-name="T1">Boar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542"/>
            <draw:equation draw:name="f2" draw:formula="1084"/>
            <draw:equation draw:name="f3" draw:formula="6349"/>
          </draw:enhanced-geometry>
        </draw:custom-shape>
        <draw:custom-shape draw:style-name="gr6" draw:text-style-name="P2" draw:layer="layout" svg:width="5.08cm" svg:height="0.843cm" svg:x="11.43cm" svg:y="9.948cm">
          <text:list text:style-name="L1">
            <text:list-header>
              <text:p text:style-name="P1"><text:span text:style-name="T2">Pie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1*845/2"/>
            <draw:equation draw:name="f2" draw:formula="845"/>
            <draw:equation draw:name="f3" draw:formula="5079"/>
          </draw:enhanced-geometry>
        </draw:custom-shape>
        <draw:custom-shape draw:style-name="gr7" draw:text-style-name="P2" draw:layer="layout" svg:width="5.08cm" svg:height="1.213cm" svg:x="5.715cm" svg:y="17.78cm">
          <text:list text:style-name="L1">
            <text:list-header>
              <text:p text:style-name="P1"><text:span text:style-name="T1">Squ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8" draw:text-style-name="P2" draw:layer="layout" svg:width="5.08cm" svg:height="1.213cm" svg:x="17.145cm" svg:y="17.78cm">
          <text:list text:style-name="L1">
            <text:list-header>
              <text:p text:style-name="P1"><text:span text:style-name="T1">Vert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9" draw:text-style-name="P2" draw:layer="layout" svg:width="5.08cm" svg:height="1.213cm" svg:x="22.86cm" svg:y="17.78cm">
          <text:list text:style-name="L1">
            <text:list-header>
              <text:p text:style-name="P1"><text:span text:style-name="T1">Diamon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10" draw:text-style-name="P3" draw:layer="layout" svg:width="1.914cm" svg:height="0.004cm" draw:transform="rotate (-3.14159265358979) translate (10.795cm 6.041cm)">
          <text:p/>
          <draw:enhanced-geometry svg:viewBox="0 0 0 0" draw:text-areas="0 0 ?f0 ?f1" draw:type="" draw:enhanced-path="M 0 0 L 21600 21600 N">
            <draw:equation draw:name="f0" draw:formula="1913"/>
            <draw:equation draw:name="f1" draw:formula="2"/>
          </draw:enhanced-geometry>
        </draw:custom-shape>
        <draw:custom-shape draw:style-name="gr3" draw:text-style-name="P3" draw:layer="layout" svg:width="0.208cm" svg:height="0.194cm" draw:transform="rotate (-3.14159265358979) translate (10.791cm 6.227cm)">
          <text:p/>
          <draw:enhanced-geometry svg:viewBox="0 0 0 0" draw:mirror-horizontal="true" draw:text-areas="0 0 ?f0 ?f1" draw:type="" draw:enhanced-path="M 0 0 L 21600 21600 N">
            <draw:equation draw:name="f0" draw:formula="208"/>
            <draw:equation draw:name="f1" draw:formula="194"/>
          </draw:enhanced-geometry>
        </draw:custom-shape>
        <draw:custom-shape draw:style-name="gr3" draw:text-style-name="P3" draw:layer="layout" svg:width="0.207cm" svg:height="0.194cm" draw:transform="rotate (-3.14159265358979) translate (10.794cm 6.028cm)">
          <text:p/>
          <draw:enhanced-geometry svg:viewBox="0 0 0 0" draw:text-areas="0 0 ?f0 ?f1" draw:type="" draw:enhanced-path="M 0 0 L 21600 21600 N">
            <draw:equation draw:name="f0" draw:formula="209"/>
            <draw:equation draw:name="f1" draw:formula="193"/>
          </draw:enhanced-geometry>
        </draw:custom-shape>
        <draw:custom-shape draw:style-name="gr11" draw:text-style-name="P3" draw:layer="layout" svg:width="0.64cm" svg:height="0.635cm" draw:transform="rotate (-3.14159265358979) translate (8.877cm 6.349cm)">
          <text:p/>
          <draw:enhanced-geometry svg:viewBox="0 0 0 0" draw:mirror-horizontal="true" draw:text-areas="?f8 ?f9 ?f1 ?f3" draw:type="" draw:enhanced-path="M 0 ?f5 L ?f4 0 ?f7 ?f5 ?f4 ?f6 Z N">
            <draw:equation draw:name="f0" draw:formula="1923"/>
            <draw:equation draw:name="f1" draw:formula="?f0 /4"/>
            <draw:equation draw:name="f2" draw:formula="1902"/>
            <draw:equation draw:name="f3" draw:formula="?f2 /4"/>
            <draw:equation draw:name="f4" draw:formula="1*641/2"/>
            <draw:equation draw:name="f5" draw:formula="317"/>
            <draw:equation draw:name="f6" draw:formula="634"/>
            <draw:equation draw:name="f7" draw:formula="641"/>
            <draw:equation draw:name="f8" draw:formula="1*641/4"/>
            <draw:equation draw:name="f9" draw:formula="1*317/2"/>
          </draw:enhanced-geometry>
        </draw:custom-shape>
        <draw:g draw:style-name="gr12">
          <draw:g draw:style-name="gr12">
            <draw:custom-shape draw:style-name="gr13" draw:text-style-name="P3" draw:layer="layout" svg:width="2.259cm" svg:height="0.004cm" draw:transform="rotate (1.5707963267949) translate (13.909cm 9.933cm)">
              <text:p/>
              <draw:enhanced-geometry svg:viewBox="0 0 0 0" draw:mirror-horizontal="true" draw:text-areas="0 0 ?f0 ?f1" draw:type="" draw:enhanced-path="M 0 0 L 21600 21600 N">
                <draw:equation draw:name="f0" draw:formula="2274"/>
                <draw:equation draw:name="f1" draw:formula="19"/>
              </draw:enhanced-geometry>
            </draw:custom-shape>
            <draw:custom-shape draw:style-name="gr14" draw:text-style-name="P3" draw:layer="layout" svg:width="0.629cm" svg:height="0.532cm" draw:transform="rotate (-1.5707963267949) translate (14.472cm 9.305cm)">
              <text:p/>
              <draw:enhanced-geometry svg:viewBox="0 0 0 0" draw:text-areas="0 0 ?f0 ?f1" draw:type="" draw:enhanced-path="M 0 0 L 21600 21600 N">
                <draw:equation draw:name="f0" draw:formula="643"/>
                <draw:equation draw:name="f1" draw:formula="546"/>
              </draw:enhanced-geometry>
            </draw:custom-shape>
            <draw:custom-shape draw:style-name="gr15" draw:text-style-name="P3" draw:layer="layout" svg:width="0.541cm" svg:height="0.566cm" draw:transform="rotate (1.5707963267949) translate (13.335cm 9.933cm)">
              <text:p/>
              <draw:enhanced-geometry svg:viewBox="0 0 0 0" draw:mirror-horizontal="true" draw:text-areas="0 0 ?f0 ?f1" draw:type="" draw:enhanced-path="M 0 0 L 21600 21600 N">
                <draw:equation draw:name="f0" draw:formula="555"/>
                <draw:equation draw:name="f1" draw:formula="589"/>
              </draw:enhanced-geometry>
            </draw:custom-shape>
            <draw:custom-shape draw:style-name="gr16" draw:text-style-name="P3" draw:layer="layout" svg:width="1.281cm" svg:height="1.125cm" draw:transform="rotate (-1.5707963267949) translate (14.471cm 6.35cm)">
              <text:p/>
              <draw:enhanced-geometry svg:viewBox="0 0 0 0" draw:text-areas="?f8 ?f9 ?f1 ?f3" draw:type="" draw:enhanced-path="M 0 ?f5 L ?f4 0 ?f7 ?f5 ?f4 ?f6 Z N">
                <draw:equation draw:name="f0" draw:formula="3897"/>
                <draw:equation draw:name="f1" draw:formula="?f0 /4"/>
                <draw:equation draw:name="f2" draw:formula="3444"/>
                <draw:equation draw:name="f3" draw:formula="?f2 /4"/>
                <draw:equation draw:name="f4" draw:formula="1*1299/2"/>
                <draw:equation draw:name="f5" draw:formula="574"/>
                <draw:equation draw:name="f6" draw:formula="1148"/>
                <draw:equation draw:name="f7" draw:formula="1299"/>
                <draw:equation draw:name="f8" draw:formula="1*1299/4"/>
                <draw:equation draw:name="f9" draw:formula="287"/>
              </draw:enhanced-geometry>
            </draw:custom-shape>
          </draw:g>
        </draw:g>
        <draw:custom-shape draw:style-name="gr17" draw:text-style-name="P2" draw:layer="layout" svg:width="5.08cm" svg:height="1.213cm" svg:x="11.43cm" svg:y="17.78cm">
          <text:list text:style-name="L1">
            <text:list-header>
              <text:p text:style-name="P1"><text:span text:style-name="T1">Horz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g draw:style-name="gr18">
          <draw:line draw:style-name="gr19" draw:text-style-name="P4" draw:layer="layout" svg:x1="13.958cm" svg:y1="10.795cm" svg:x2="13.338cm" svg:y2="11.435cm">
            <text:p/>
          </draw:line>
          <draw:line draw:style-name="gr19" draw:text-style-name="P4" draw:layer="layout" svg:x1="14.591cm" svg:y1="11.443cm" svg:x2="13.971cm" svg:y2="10.803cm">
            <text:p/>
          </draw:line>
          <draw:line draw:style-name="gr19" draw:text-style-name="P4" draw:layer="layout" svg:x1="13.335cm" svg:y1="11.448cm" svg:x2="14.579cm" svg:y2="11.448cm">
            <text:p/>
          </draw:line>
        </draw:g>
        <draw:line draw:style-name="gr19" draw:text-style-name="P4" draw:layer="layout" svg:x1="13.97cm" svg:y1="11.461cm" svg:x2="13.974cm" svg:y2="17.145cm">
          <text:p/>
        </draw:line>
        <draw:line draw:style-name="gr19" draw:text-style-name="P4" draw:layer="layout" svg:x1="24.765cm" svg:y1="17.145cm" svg:x2="24.769cm" svg:y2="17.78cm">
          <text:p/>
        </draw:line>
        <draw:line draw:style-name="gr19" draw:text-style-name="P4" draw:layer="layout" svg:x1="19.685cm" svg:y1="17.145cm" svg:x2="19.689cm" svg:y2="17.78cm">
          <text:p/>
        </draw:line>
        <draw:line draw:style-name="gr19" draw:text-style-name="P4" draw:layer="layout" svg:x1="13.97cm" svg:y1="17.149cm" svg:x2="13.974cm" svg:y2="17.784cm">
          <text:p/>
        </draw:line>
        <draw:line draw:style-name="gr19" draw:text-style-name="P4" draw:layer="layout" svg:x1="19.05cm" svg:y1="17.145cm" svg:x2="22.86cm" svg:y2="17.149cm">
          <text:p/>
        </draw:line>
        <draw:line draw:style-name="gr19" draw:text-style-name="P4" draw:layer="layout" svg:x1="22.86cm" svg:y1="17.145cm" svg:x2="24.765cm" svg:y2="17.149cm">
          <text:p/>
        </draw:line>
        <draw:line draw:style-name="gr19" draw:text-style-name="P4" draw:layer="layout" svg:x1="13.97cm" svg:y1="17.145cm" svg:x2="19.05cm" svg:y2="17.149cm">
          <text:p/>
        </draw:line>
        <draw:line draw:style-name="gr19" draw:text-style-name="P4" draw:layer="layout" svg:x1="8.255cm" svg:y1="17.145cm" svg:x2="8.259cm" svg:y2="17.78cm">
          <text:p/>
        </draw:line>
        <draw:line draw:style-name="gr19" draw:text-style-name="P4" draw:layer="layout" svg:x1="13.983cm" svg:y1="17.145cm" svg:x2="7.633cm" svg:y2="17.149cm">
          <text:p/>
        </draw:line>
        <draw:custom-shape draw:style-name="gr20" draw:text-style-name="P6" draw:layer="layout" svg:width="1.142cm" svg:height="0.859cm" svg:x="14.482cm" svg:y="6.787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145/2"/>
            <draw:equation draw:name="f1" draw:formula="430"/>
            <draw:equation draw:name="f2" draw:formula="860"/>
            <draw:equation draw:name="f3" draw:formula="1145"/>
          </draw:enhanced-geometry>
        </draw:custom-shape>
        <draw:custom-shape draw:style-name="gr21" draw:text-style-name="P6" draw:layer="layout" svg:width="2.293cm" svg:height="0.86cm" svg:x="14.482cm" svg:y="8.89cm">
          <text:list text:style-name="L1">
            <text:list-header>
              <text:p text:style-name="P5"><text:span text:style-name="T3">16..32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6"/>
            <draw:equation draw:name="f1" draw:formula="430"/>
            <draw:equation draw:name="f2" draw:formula="860"/>
            <draw:equation draw:name="f3" draw:formula="2292"/>
          </draw:enhanced-geometry>
        </draw:custom-shape>
        <draw:custom-shape draw:style-name="gr22" draw:text-style-name="P2" draw:layer="layout" svg:width="5.08cm" svg:height="1.213cm" svg:x="0cm" svg:y="17.78cm">
          <text:list text:style-name="L1">
            <text:list-header>
              <text:p text:style-name="P1"><text:span text:style-name="T1">Circ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line draw:style-name="gr19" draw:text-style-name="P4" draw:layer="layout" svg:x1="2.54cm" svg:y1="17.145cm" svg:x2="2.544cm" svg:y2="17.78cm">
          <text:p/>
        </draw:line>
        <draw:line draw:style-name="gr19" draw:text-style-name="P4" draw:layer="layout" svg:x1="2.54cm" svg:y1="17.145cm" svg:x2="7.62cm" svg:y2="17.149cm">
          <text:p/>
        </draw:line>
        <draw:custom-shape draw:style-name="gr23" draw:text-style-name="P6" draw:layer="layout" svg:width="1.27cm" svg:height="0.952cm" svg:x="10.125cm" svg:y="4.763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24" draw:text-style-name="P6" draw:layer="layout" svg:width="1.27cm" svg:height="0.952cm" svg:x="8.255cm" svg:y="4.763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25" draw:text-style-name="P2" draw:layer="layout" svg:width="7.62cm" svg:height="0.953cm" svg:x="10.16cm" svg:y="19.685cm">
          <text:list text:style-name="L1">
            <text:list-header>
              <text:p text:style-name="P1"><text:span text:style-name="T4">Original Class Diagram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7619/2"/>
            <draw:equation draw:name="f1" draw:formula="1*953/2"/>
            <draw:equation draw:name="f2" draw:formula="953"/>
            <draw:equation draw:name="f3" draw:formula="7619"/>
          </draw:enhanced-geometry>
        </draw:custom-shape>
        <draw:g draw:style-name="gr12">
          <draw:custom-shape draw:style-name="gr26" draw:text-style-name="P3" draw:layer="layout" svg:width="0.378cm" svg:height="0.639cm" svg:x="4.952cm" svg:y="3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149cm" svg:y1="3.63cm" svg:x2="5.149cm" svg:y2="5.238cm">
            <text:p/>
          </draw:line>
          <draw:custom-shape draw:style-name="gr28" draw:text-style-name="P3" draw:layer="layout" svg:width="0.629cm" svg:height="0.849cm" draw:transform="rotate (1.08210413623648) translate (8.859cm 2.601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8">
          <draw:line draw:style-name="gr27" draw:text-style-name="P4" draw:layer="layout" svg:x1="9.675cm" svg:y1="2.844cm" svg:x2="13.908cm" svg:y2="5.256cm">
            <text:p/>
          </draw:line>
        </draw:g>
        <draw:g draw:style-name="gr12">
          <draw:custom-shape draw:style-name="gr29" draw:text-style-name="P3" draw:layer="layout" svg:width="0.477cm" svg:height="0.716cm" draw:transform="rotate (1.5707963267949) translate (8.255cm 6.02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8.989cm" svg:y1="5.79cm" svg:x2="10.785cm" svg:y2="5.79cm">
            <text:p/>
          </draw:line>
        </draw:g>
        <draw:g draw:style-name="gr12">
          <draw:custom-shape draw:style-name="gr30" draw:text-style-name="P7" draw:layer="layout" svg:width="0.626cm" svg:height="1.019cm" svg:x="13.653cm" svg:y="6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13.97cm" svg:y1="7.377cm" svg:x2="13.97cm" svg:y2="9.94cm">
            <text:p/>
          </draw:line>
        </draw:g>
        <draw:custom-shape draw:style-name="gr31" draw:text-style-name="P6" draw:layer="layout" svg:width="1.27cm" svg:height="0.952cm" svg:x="5.226cm" svg:y="4.304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32" draw:text-style-name="P6" draw:layer="layout" svg:width="1.27cm" svg:height="0.952cm" svg:x="13.653cm" svg:y="4.128cm">
          <text:list text:style-name="L1">
            <text:list-header>
              <text:p text:style-name="P5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presentation:notes draw:style-name="dp2">
          <draw:page-thumbnail draw:style-name="gr33" draw:layer="layout" svg:width="19.799cm" svg:height="11.134cm" svg:x="0.6cm" svg:y="2.258cm" draw:page-number="1" presentation:class="page"/>
          <draw:frame presentation:style-name="pr1" draw:text-style-name="P8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34" draw:text-style-name="P10" draw:layer="layout" svg:width="7.435cm" svg:height="1.213cm" svg:x="1.455cm" svg:y="1.962cm">
          <text:list text:style-name="L1">
            <text:list-header>
              <text:p text:style-name="P9"><text:span text:style-name="T1">Travers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17"/>
            <draw:equation draw:name="f1" draw:formula="607"/>
            <draw:equation draw:name="f2" draw:formula="1214"/>
            <draw:equation draw:name="f3" draw:formula="7434"/>
          </draw:enhanced-geometry>
        </draw:custom-shape>
        <draw:custom-shape draw:style-name="gr2" draw:text-style-name="P3" draw:layer="layout" svg:width="2.081cm" svg:height="0.005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084"/>
            <draw:equation draw:name="f1" draw:formula="2"/>
          </draw:enhanced-geometry>
        </draw:custom-shape>
        <draw:custom-shape draw:style-name="gr3" draw:text-style-name="P3" draw:layer="layout" svg:width="0.225cm" svg:height="0.208cm" draw:transform="rotate (-1.5707963267949) translate (5.217cm 5.031cm)">
          <text:p/>
          <draw:enhanced-geometry svg:viewBox="0 0 0 0" draw:mirror-horizontal="true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3" draw:text-style-name="P3" draw:layer="layout" svg:width="0.225cm" svg:height="0.207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35" draw:text-style-name="P10" draw:layer="layout" svg:width="6.35cm" svg:height="1.094cm" svg:x="1.905cm" svg:y="5.256cm">
          <text:list text:style-name="L1">
            <text:list-header>
              <text:p text:style-name="P9"><text:span text:style-name="T1">GameControlle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1*1093/2"/>
            <draw:equation draw:name="f2" draw:formula="1093"/>
            <draw:equation draw:name="f3" draw:formula="6349"/>
          </draw:enhanced-geometry>
        </draw:custom-shape>
        <draw:custom-shape draw:style-name="gr36" draw:text-style-name="P10" draw:layer="layout" svg:width="6.35cm" svg:height="1.085cm" svg:x="10.795cm" svg:y="5.265cm">
          <text:list text:style-name="L1">
            <text:list-header>
              <text:p text:style-name="P9"><text:span text:style-name="T1">Boar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542"/>
            <draw:equation draw:name="f2" draw:formula="1084"/>
            <draw:equation draw:name="f3" draw:formula="6349"/>
          </draw:enhanced-geometry>
        </draw:custom-shape>
        <draw:custom-shape draw:style-name="gr37" draw:text-style-name="P10" draw:layer="layout" svg:width="5.08cm" svg:height="0.843cm" svg:x="11.43cm" svg:y="9.948cm">
          <text:list text:style-name="L1">
            <text:list-header>
              <text:p text:style-name="P9"><text:span text:style-name="T2">Pie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1*845/2"/>
            <draw:equation draw:name="f2" draw:formula="845"/>
            <draw:equation draw:name="f3" draw:formula="5079"/>
          </draw:enhanced-geometry>
        </draw:custom-shape>
        <draw:custom-shape draw:style-name="gr38" draw:text-style-name="P10" draw:layer="layout" svg:width="5.08cm" svg:height="1.213cm" svg:x="5.715cm" svg:y="17.78cm">
          <text:list text:style-name="L1">
            <text:list-header>
              <text:p text:style-name="P9"><text:span text:style-name="T1">Squ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39" draw:text-style-name="P10" draw:layer="layout" svg:width="5.08cm" svg:height="1.213cm" svg:x="17.145cm" svg:y="17.78cm">
          <text:list text:style-name="L1">
            <text:list-header>
              <text:p text:style-name="P9"><text:span text:style-name="T1">Vert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40" draw:text-style-name="P10" draw:layer="layout" svg:width="5.08cm" svg:height="1.213cm" svg:x="22.86cm" svg:y="17.78cm">
          <text:list text:style-name="L1">
            <text:list-header>
              <text:p text:style-name="P9"><text:span text:style-name="T1">Diamon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10" draw:text-style-name="P3" draw:layer="layout" svg:width="1.914cm" svg:height="0.004cm" draw:transform="rotate (-3.14159265358979) translate (10.795cm 6.041cm)">
          <text:p/>
          <draw:enhanced-geometry svg:viewBox="0 0 0 0" draw:text-areas="0 0 ?f0 ?f1" draw:type="" draw:enhanced-path="M 0 0 L 21600 21600 N">
            <draw:equation draw:name="f0" draw:formula="1913"/>
            <draw:equation draw:name="f1" draw:formula="2"/>
          </draw:enhanced-geometry>
        </draw:custom-shape>
        <draw:custom-shape draw:style-name="gr3" draw:text-style-name="P3" draw:layer="layout" svg:width="0.208cm" svg:height="0.194cm" draw:transform="rotate (-3.14159265358979) translate (10.791cm 6.227cm)">
          <text:p/>
          <draw:enhanced-geometry svg:viewBox="0 0 0 0" draw:mirror-horizontal="true" draw:text-areas="0 0 ?f0 ?f1" draw:type="" draw:enhanced-path="M 0 0 L 21600 21600 N">
            <draw:equation draw:name="f0" draw:formula="208"/>
            <draw:equation draw:name="f1" draw:formula="194"/>
          </draw:enhanced-geometry>
        </draw:custom-shape>
        <draw:custom-shape draw:style-name="gr3" draw:text-style-name="P3" draw:layer="layout" svg:width="0.207cm" svg:height="0.194cm" draw:transform="rotate (-3.14159265358979) translate (10.794cm 6.028cm)">
          <text:p/>
          <draw:enhanced-geometry svg:viewBox="0 0 0 0" draw:text-areas="0 0 ?f0 ?f1" draw:type="" draw:enhanced-path="M 0 0 L 21600 21600 N">
            <draw:equation draw:name="f0" draw:formula="209"/>
            <draw:equation draw:name="f1" draw:formula="193"/>
          </draw:enhanced-geometry>
        </draw:custom-shape>
        <draw:custom-shape draw:style-name="gr11" draw:text-style-name="P3" draw:layer="layout" svg:width="0.64cm" svg:height="0.635cm" draw:transform="rotate (-3.14159265358979) translate (8.877cm 6.349cm)">
          <text:p/>
          <draw:enhanced-geometry svg:viewBox="0 0 0 0" draw:mirror-horizontal="true" draw:text-areas="?f8 ?f9 ?f1 ?f3" draw:type="" draw:enhanced-path="M 0 ?f5 L ?f4 0 ?f7 ?f5 ?f4 ?f6 Z N">
            <draw:equation draw:name="f0" draw:formula="1923"/>
            <draw:equation draw:name="f1" draw:formula="?f0 /4"/>
            <draw:equation draw:name="f2" draw:formula="1902"/>
            <draw:equation draw:name="f3" draw:formula="?f2 /4"/>
            <draw:equation draw:name="f4" draw:formula="1*641/2"/>
            <draw:equation draw:name="f5" draw:formula="317"/>
            <draw:equation draw:name="f6" draw:formula="634"/>
            <draw:equation draw:name="f7" draw:formula="641"/>
            <draw:equation draw:name="f8" draw:formula="1*641/4"/>
            <draw:equation draw:name="f9" draw:formula="1*317/2"/>
          </draw:enhanced-geometry>
        </draw:custom-shape>
        <draw:g draw:style-name="gr12">
          <draw:g draw:style-name="gr12">
            <draw:custom-shape draw:style-name="gr13" draw:text-style-name="P3" draw:layer="layout" svg:width="2.259cm" svg:height="0.004cm" draw:transform="rotate (1.5707963267949) translate (13.909cm 9.933cm)">
              <text:p/>
              <draw:enhanced-geometry svg:viewBox="0 0 0 0" draw:mirror-horizontal="true" draw:text-areas="0 0 ?f0 ?f1" draw:type="" draw:enhanced-path="M 0 0 L 21600 21600 N">
                <draw:equation draw:name="f0" draw:formula="2274"/>
                <draw:equation draw:name="f1" draw:formula="19"/>
              </draw:enhanced-geometry>
            </draw:custom-shape>
            <draw:custom-shape draw:style-name="gr14" draw:text-style-name="P3" draw:layer="layout" svg:width="0.629cm" svg:height="0.532cm" draw:transform="rotate (-1.5707963267949) translate (14.472cm 9.305cm)">
              <text:p/>
              <draw:enhanced-geometry svg:viewBox="0 0 0 0" draw:text-areas="0 0 ?f0 ?f1" draw:type="" draw:enhanced-path="M 0 0 L 21600 21600 N">
                <draw:equation draw:name="f0" draw:formula="643"/>
                <draw:equation draw:name="f1" draw:formula="546"/>
              </draw:enhanced-geometry>
            </draw:custom-shape>
            <draw:custom-shape draw:style-name="gr15" draw:text-style-name="P3" draw:layer="layout" svg:width="0.541cm" svg:height="0.566cm" draw:transform="rotate (1.5707963267949) translate (13.335cm 9.933cm)">
              <text:p/>
              <draw:enhanced-geometry svg:viewBox="0 0 0 0" draw:mirror-horizontal="true" draw:text-areas="0 0 ?f0 ?f1" draw:type="" draw:enhanced-path="M 0 0 L 21600 21600 N">
                <draw:equation draw:name="f0" draw:formula="555"/>
                <draw:equation draw:name="f1" draw:formula="589"/>
              </draw:enhanced-geometry>
            </draw:custom-shape>
            <draw:custom-shape draw:style-name="gr16" draw:text-style-name="P3" draw:layer="layout" svg:width="1.281cm" svg:height="1.125cm" draw:transform="rotate (-1.5707963267949) translate (14.471cm 6.35cm)">
              <text:p/>
              <draw:enhanced-geometry svg:viewBox="0 0 0 0" draw:text-areas="?f8 ?f9 ?f1 ?f3" draw:type="" draw:enhanced-path="M 0 ?f5 L ?f4 0 ?f7 ?f5 ?f4 ?f6 Z N">
                <draw:equation draw:name="f0" draw:formula="3897"/>
                <draw:equation draw:name="f1" draw:formula="?f0 /4"/>
                <draw:equation draw:name="f2" draw:formula="3444"/>
                <draw:equation draw:name="f3" draw:formula="?f2 /4"/>
                <draw:equation draw:name="f4" draw:formula="1*1299/2"/>
                <draw:equation draw:name="f5" draw:formula="574"/>
                <draw:equation draw:name="f6" draw:formula="1148"/>
                <draw:equation draw:name="f7" draw:formula="1299"/>
                <draw:equation draw:name="f8" draw:formula="1*1299/4"/>
                <draw:equation draw:name="f9" draw:formula="287"/>
              </draw:enhanced-geometry>
            </draw:custom-shape>
          </draw:g>
        </draw:g>
        <draw:custom-shape draw:style-name="gr41" draw:text-style-name="P10" draw:layer="layout" svg:width="5.08cm" svg:height="1.213cm" svg:x="11.43cm" svg:y="17.78cm">
          <text:list text:style-name="L1">
            <text:list-header>
              <text:p text:style-name="P9"><text:span text:style-name="T1">Horz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g draw:style-name="gr18">
          <draw:line draw:style-name="gr19" draw:text-style-name="P4" draw:layer="layout" svg:x1="13.958cm" svg:y1="10.795cm" svg:x2="13.338cm" svg:y2="11.435cm">
            <text:p/>
          </draw:line>
          <draw:line draw:style-name="gr19" draw:text-style-name="P4" draw:layer="layout" svg:x1="14.591cm" svg:y1="11.443cm" svg:x2="13.971cm" svg:y2="10.803cm">
            <text:p/>
          </draw:line>
          <draw:line draw:style-name="gr19" draw:text-style-name="P4" draw:layer="layout" svg:x1="13.335cm" svg:y1="11.448cm" svg:x2="14.579cm" svg:y2="11.448cm">
            <text:p/>
          </draw:line>
        </draw:g>
        <draw:line draw:style-name="gr19" draw:text-style-name="P4" draw:layer="layout" svg:x1="13.97cm" svg:y1="11.461cm" svg:x2="13.974cm" svg:y2="17.145cm">
          <text:p/>
        </draw:line>
        <draw:line draw:style-name="gr19" draw:text-style-name="P4" draw:layer="layout" svg:x1="24.765cm" svg:y1="17.145cm" svg:x2="24.769cm" svg:y2="17.78cm">
          <text:p/>
        </draw:line>
        <draw:line draw:style-name="gr19" draw:text-style-name="P4" draw:layer="layout" svg:x1="19.685cm" svg:y1="17.145cm" svg:x2="19.689cm" svg:y2="17.78cm">
          <text:p/>
        </draw:line>
        <draw:line draw:style-name="gr19" draw:text-style-name="P4" draw:layer="layout" svg:x1="13.97cm" svg:y1="17.149cm" svg:x2="13.974cm" svg:y2="17.784cm">
          <text:p/>
        </draw:line>
        <draw:line draw:style-name="gr19" draw:text-style-name="P4" draw:layer="layout" svg:x1="19.05cm" svg:y1="17.145cm" svg:x2="22.86cm" svg:y2="17.149cm">
          <text:p/>
        </draw:line>
        <draw:line draw:style-name="gr19" draw:text-style-name="P4" draw:layer="layout" svg:x1="22.86cm" svg:y1="17.145cm" svg:x2="24.765cm" svg:y2="17.149cm">
          <text:p/>
        </draw:line>
        <draw:line draw:style-name="gr19" draw:text-style-name="P4" draw:layer="layout" svg:x1="13.97cm" svg:y1="17.145cm" svg:x2="19.05cm" svg:y2="17.149cm">
          <text:p/>
        </draw:line>
        <draw:line draw:style-name="gr19" draw:text-style-name="P4" draw:layer="layout" svg:x1="8.255cm" svg:y1="17.145cm" svg:x2="8.259cm" svg:y2="17.78cm">
          <text:p/>
        </draw:line>
        <draw:line draw:style-name="gr19" draw:text-style-name="P4" draw:layer="layout" svg:x1="13.983cm" svg:y1="17.145cm" svg:x2="7.633cm" svg:y2="17.149cm">
          <text:p/>
        </draw:line>
        <draw:custom-shape draw:style-name="gr42" draw:text-style-name="P12" draw:layer="layout" svg:width="1.142cm" svg:height="0.859cm" svg:x="14.482cm" svg:y="6.787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145/2"/>
            <draw:equation draw:name="f1" draw:formula="430"/>
            <draw:equation draw:name="f2" draw:formula="860"/>
            <draw:equation draw:name="f3" draw:formula="1145"/>
          </draw:enhanced-geometry>
        </draw:custom-shape>
        <draw:custom-shape draw:style-name="gr43" draw:text-style-name="P12" draw:layer="layout" svg:width="2.293cm" svg:height="0.86cm" svg:x="14.482cm" svg:y="8.89cm">
          <text:list text:style-name="L1">
            <text:list-header>
              <text:p text:style-name="P11"><text:span text:style-name="T3">16..32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6"/>
            <draw:equation draw:name="f1" draw:formula="430"/>
            <draw:equation draw:name="f2" draw:formula="860"/>
            <draw:equation draw:name="f3" draw:formula="2292"/>
          </draw:enhanced-geometry>
        </draw:custom-shape>
        <draw:custom-shape draw:style-name="gr44" draw:text-style-name="P10" draw:layer="layout" svg:width="5.08cm" svg:height="1.213cm" svg:x="0cm" svg:y="17.78cm">
          <text:list text:style-name="L1">
            <text:list-header>
              <text:p text:style-name="P9"><text:span text:style-name="T1">Circ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line draw:style-name="gr19" draw:text-style-name="P4" draw:layer="layout" svg:x1="2.54cm" svg:y1="17.145cm" svg:x2="2.544cm" svg:y2="17.78cm">
          <text:p/>
        </draw:line>
        <draw:line draw:style-name="gr19" draw:text-style-name="P4" draw:layer="layout" svg:x1="2.54cm" svg:y1="17.145cm" svg:x2="7.62cm" svg:y2="17.149cm">
          <text:p/>
        </draw:line>
        <draw:custom-shape draw:style-name="gr45" draw:text-style-name="P12" draw:layer="layout" svg:width="1.27cm" svg:height="0.952cm" svg:x="10.12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46" draw:text-style-name="P12" draw:layer="layout" svg:width="1.27cm" svg:height="0.952cm" svg:x="8.25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47" draw:text-style-name="P10" draw:layer="layout" svg:width="7.62cm" svg:height="0.953cm" svg:x="10.16cm" svg:y="19.685cm">
          <text:list text:style-name="L1">
            <text:list-header>
              <text:p text:style-name="P9"><text:span text:style-name="T4">Modified Class Diagram – First Incremen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7619/2"/>
            <draw:equation draw:name="f1" draw:formula="1*953/2"/>
            <draw:equation draw:name="f2" draw:formula="953"/>
            <draw:equation draw:name="f3" draw:formula="7619"/>
          </draw:enhanced-geometry>
        </draw:custom-shape>
        <draw:g draw:style-name="gr12">
          <draw:custom-shape draw:style-name="gr48" draw:text-style-name="P7" draw:layer="layout" svg:width="0.378cm" svg:height="0.639cm" svg:x="4.952cm" svg:y="3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149cm" svg:y1="3.63cm" svg:x2="5.149cm" svg:y2="5.238cm">
            <text:p/>
          </draw:line>
          <draw:custom-shape draw:style-name="gr49" draw:text-style-name="P7" draw:layer="layout" svg:width="0.629cm" svg:height="0.849cm" draw:transform="rotate (1.08210413623648) translate (8.763cm 2.71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8">
          <draw:line draw:style-name="gr27" draw:text-style-name="P4" draw:layer="layout" svg:x1="9.675cm" svg:y1="2.844cm" svg:x2="13.908cm" svg:y2="5.256cm">
            <text:p/>
          </draw:line>
        </draw:g>
        <draw:g draw:style-name="gr12">
          <draw:custom-shape draw:style-name="gr29" draw:text-style-name="P3" draw:layer="layout" svg:width="0.477cm" svg:height="0.716cm" draw:transform="rotate (1.5707963267949) translate (8.255cm 6.02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8.989cm" svg:y1="5.79cm" svg:x2="10.785cm" svg:y2="5.79cm">
            <text:p/>
          </draw:line>
        </draw:g>
        <draw:g draw:style-name="gr12">
          <draw:custom-shape draw:style-name="gr30" draw:text-style-name="P7" draw:layer="layout" svg:width="0.626cm" svg:height="1.019cm" svg:x="13.653cm" svg:y="6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13.97cm" svg:y1="7.377cm" svg:x2="13.97cm" svg:y2="9.94cm">
            <text:p/>
          </draw:line>
        </draw:g>
        <draw:custom-shape draw:style-name="gr50" draw:text-style-name="P12" draw:layer="layout" svg:width="1.27cm" svg:height="0.952cm" svg:x="5.226cm" svg:y="4.304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51" draw:text-style-name="P12" draw:layer="layout" svg:width="1.27cm" svg:height="0.952cm" svg:x="13.653cm" svg:y="4.128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presentation:notes draw:style-name="dp2">
          <draw:page-thumbnail draw:style-name="gr33" draw:layer="layout" svg:width="19.799cm" svg:height="11.134cm" svg:x="0.6cm" svg:y="2.258cm" draw:page-number="2" presentation:class="page"/>
          <draw:frame presentation:style-name="pr1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52" draw:text-style-name="P10" draw:layer="layout" svg:width="7.435cm" svg:height="1.213cm" svg:x="1.455cm" svg:y="1.962cm">
          <text:list text:style-name="L1">
            <text:list-header>
              <text:p text:style-name="P9"><text:span text:style-name="T1">Travers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17"/>
            <draw:equation draw:name="f1" draw:formula="607"/>
            <draw:equation draw:name="f2" draw:formula="1214"/>
            <draw:equation draw:name="f3" draw:formula="7434"/>
          </draw:enhanced-geometry>
        </draw:custom-shape>
        <draw:custom-shape draw:style-name="gr2" draw:text-style-name="P3" draw:layer="layout" svg:width="2.081cm" svg:height="0.005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084"/>
            <draw:equation draw:name="f1" draw:formula="2"/>
          </draw:enhanced-geometry>
        </draw:custom-shape>
        <draw:custom-shape draw:style-name="gr3" draw:text-style-name="P3" draw:layer="layout" svg:width="0.225cm" svg:height="0.208cm" draw:transform="rotate (-1.5707963267949) translate (5.217cm 5.031cm)">
          <text:p/>
          <draw:enhanced-geometry svg:viewBox="0 0 0 0" draw:mirror-horizontal="true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3" draw:text-style-name="P3" draw:layer="layout" svg:width="0.225cm" svg:height="0.207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53" draw:text-style-name="P10" draw:layer="layout" svg:width="6.35cm" svg:height="1.094cm" svg:x="1.905cm" svg:y="5.256cm">
          <text:list text:style-name="L1">
            <text:list-header>
              <text:p text:style-name="P9"><text:span text:style-name="T1">GameControlle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1*1093/2"/>
            <draw:equation draw:name="f2" draw:formula="1093"/>
            <draw:equation draw:name="f3" draw:formula="6349"/>
          </draw:enhanced-geometry>
        </draw:custom-shape>
        <draw:custom-shape draw:style-name="gr54" draw:text-style-name="P10" draw:layer="layout" svg:width="6.35cm" svg:height="1.085cm" svg:x="10.795cm" svg:y="5.265cm">
          <text:list text:style-name="L1">
            <text:list-header>
              <text:p text:style-name="P9"><text:span text:style-name="T1">Boar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542"/>
            <draw:equation draw:name="f2" draw:formula="1084"/>
            <draw:equation draw:name="f3" draw:formula="6349"/>
          </draw:enhanced-geometry>
        </draw:custom-shape>
        <draw:custom-shape draw:style-name="gr55" draw:text-style-name="P10" draw:layer="layout" svg:width="5.08cm" svg:height="0.843cm" svg:x="11.43cm" svg:y="9.948cm">
          <text:list text:style-name="L1">
            <text:list-header>
              <text:p text:style-name="P9"><text:span text:style-name="T2">Pie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1*845/2"/>
            <draw:equation draw:name="f2" draw:formula="845"/>
            <draw:equation draw:name="f3" draw:formula="5079"/>
          </draw:enhanced-geometry>
        </draw:custom-shape>
        <draw:custom-shape draw:style-name="gr56" draw:text-style-name="P10" draw:layer="layout" svg:width="5.08cm" svg:height="1.213cm" svg:x="5.715cm" svg:y="17.78cm">
          <text:list text:style-name="L1">
            <text:list-header>
              <text:p text:style-name="P9"><text:span text:style-name="T1">Squ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57" draw:text-style-name="P10" draw:layer="layout" svg:width="5.08cm" svg:height="1.213cm" svg:x="17.145cm" svg:y="17.78cm">
          <text:list text:style-name="L1">
            <text:list-header>
              <text:p text:style-name="P9"><text:span text:style-name="T1">Vert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58" draw:text-style-name="P10" draw:layer="layout" svg:width="5.08cm" svg:height="1.213cm" svg:x="22.86cm" svg:y="17.78cm">
          <text:list text:style-name="L1">
            <text:list-header>
              <text:p text:style-name="P9"><text:span text:style-name="T1">Diamon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10" draw:text-style-name="P3" draw:layer="layout" svg:width="1.914cm" svg:height="0.004cm" draw:transform="rotate (-3.14159265358979) translate (10.795cm 6.041cm)">
          <text:p/>
          <draw:enhanced-geometry svg:viewBox="0 0 0 0" draw:text-areas="0 0 ?f0 ?f1" draw:type="" draw:enhanced-path="M 0 0 L 21600 21600 N">
            <draw:equation draw:name="f0" draw:formula="1913"/>
            <draw:equation draw:name="f1" draw:formula="2"/>
          </draw:enhanced-geometry>
        </draw:custom-shape>
        <draw:custom-shape draw:style-name="gr3" draw:text-style-name="P3" draw:layer="layout" svg:width="0.208cm" svg:height="0.194cm" draw:transform="rotate (-3.14159265358979) translate (10.791cm 6.227cm)">
          <text:p/>
          <draw:enhanced-geometry svg:viewBox="0 0 0 0" draw:mirror-horizontal="true" draw:text-areas="0 0 ?f0 ?f1" draw:type="" draw:enhanced-path="M 0 0 L 21600 21600 N">
            <draw:equation draw:name="f0" draw:formula="208"/>
            <draw:equation draw:name="f1" draw:formula="194"/>
          </draw:enhanced-geometry>
        </draw:custom-shape>
        <draw:custom-shape draw:style-name="gr3" draw:text-style-name="P3" draw:layer="layout" svg:width="0.207cm" svg:height="0.194cm" draw:transform="rotate (-3.14159265358979) translate (10.794cm 6.028cm)">
          <text:p/>
          <draw:enhanced-geometry svg:viewBox="0 0 0 0" draw:text-areas="0 0 ?f0 ?f1" draw:type="" draw:enhanced-path="M 0 0 L 21600 21600 N">
            <draw:equation draw:name="f0" draw:formula="209"/>
            <draw:equation draw:name="f1" draw:formula="193"/>
          </draw:enhanced-geometry>
        </draw:custom-shape>
        <draw:custom-shape draw:style-name="gr11" draw:text-style-name="P3" draw:layer="layout" svg:width="0.64cm" svg:height="0.635cm" draw:transform="rotate (-3.14159265358979) translate (8.877cm 6.349cm)">
          <text:p/>
          <draw:enhanced-geometry svg:viewBox="0 0 0 0" draw:mirror-horizontal="true" draw:text-areas="?f8 ?f9 ?f1 ?f3" draw:type="" draw:enhanced-path="M 0 ?f5 L ?f4 0 ?f7 ?f5 ?f4 ?f6 Z N">
            <draw:equation draw:name="f0" draw:formula="1923"/>
            <draw:equation draw:name="f1" draw:formula="?f0 /4"/>
            <draw:equation draw:name="f2" draw:formula="1902"/>
            <draw:equation draw:name="f3" draw:formula="?f2 /4"/>
            <draw:equation draw:name="f4" draw:formula="1*641/2"/>
            <draw:equation draw:name="f5" draw:formula="317"/>
            <draw:equation draw:name="f6" draw:formula="634"/>
            <draw:equation draw:name="f7" draw:formula="641"/>
            <draw:equation draw:name="f8" draw:formula="1*641/4"/>
            <draw:equation draw:name="f9" draw:formula="1*317/2"/>
          </draw:enhanced-geometry>
        </draw:custom-shape>
        <draw:g draw:style-name="gr12">
          <draw:g draw:style-name="gr12">
            <draw:custom-shape draw:style-name="gr13" draw:text-style-name="P3" draw:layer="layout" svg:width="2.259cm" svg:height="0.004cm" draw:transform="rotate (1.5707963267949) translate (13.909cm 9.933cm)">
              <text:p/>
              <draw:enhanced-geometry svg:viewBox="0 0 0 0" draw:mirror-horizontal="true" draw:text-areas="0 0 ?f0 ?f1" draw:type="" draw:enhanced-path="M 0 0 L 21600 21600 N">
                <draw:equation draw:name="f0" draw:formula="2274"/>
                <draw:equation draw:name="f1" draw:formula="19"/>
              </draw:enhanced-geometry>
            </draw:custom-shape>
            <draw:custom-shape draw:style-name="gr14" draw:text-style-name="P3" draw:layer="layout" svg:width="0.629cm" svg:height="0.532cm" draw:transform="rotate (-1.5707963267949) translate (14.472cm 9.305cm)">
              <text:p/>
              <draw:enhanced-geometry svg:viewBox="0 0 0 0" draw:text-areas="0 0 ?f0 ?f1" draw:type="" draw:enhanced-path="M 0 0 L 21600 21600 N">
                <draw:equation draw:name="f0" draw:formula="643"/>
                <draw:equation draw:name="f1" draw:formula="546"/>
              </draw:enhanced-geometry>
            </draw:custom-shape>
            <draw:custom-shape draw:style-name="gr15" draw:text-style-name="P3" draw:layer="layout" svg:width="0.541cm" svg:height="0.566cm" draw:transform="rotate (1.5707963267949) translate (13.335cm 9.933cm)">
              <text:p/>
              <draw:enhanced-geometry svg:viewBox="0 0 0 0" draw:mirror-horizontal="true" draw:text-areas="0 0 ?f0 ?f1" draw:type="" draw:enhanced-path="M 0 0 L 21600 21600 N">
                <draw:equation draw:name="f0" draw:formula="555"/>
                <draw:equation draw:name="f1" draw:formula="589"/>
              </draw:enhanced-geometry>
            </draw:custom-shape>
            <draw:custom-shape draw:style-name="gr16" draw:text-style-name="P3" draw:layer="layout" svg:width="1.281cm" svg:height="1.125cm" draw:transform="rotate (-1.5707963267949) translate (14.471cm 6.35cm)">
              <text:p/>
              <draw:enhanced-geometry svg:viewBox="0 0 0 0" draw:text-areas="?f8 ?f9 ?f1 ?f3" draw:type="" draw:enhanced-path="M 0 ?f5 L ?f4 0 ?f7 ?f5 ?f4 ?f6 Z N">
                <draw:equation draw:name="f0" draw:formula="3897"/>
                <draw:equation draw:name="f1" draw:formula="?f0 /4"/>
                <draw:equation draw:name="f2" draw:formula="3444"/>
                <draw:equation draw:name="f3" draw:formula="?f2 /4"/>
                <draw:equation draw:name="f4" draw:formula="1*1299/2"/>
                <draw:equation draw:name="f5" draw:formula="574"/>
                <draw:equation draw:name="f6" draw:formula="1148"/>
                <draw:equation draw:name="f7" draw:formula="1299"/>
                <draw:equation draw:name="f8" draw:formula="1*1299/4"/>
                <draw:equation draw:name="f9" draw:formula="287"/>
              </draw:enhanced-geometry>
            </draw:custom-shape>
          </draw:g>
        </draw:g>
        <draw:custom-shape draw:style-name="gr59" draw:text-style-name="P10" draw:layer="layout" svg:width="5.08cm" svg:height="1.213cm" svg:x="11.43cm" svg:y="17.78cm">
          <text:list text:style-name="L1">
            <text:list-header>
              <text:p text:style-name="P9"><text:span text:style-name="T1">Horz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g draw:style-name="gr18">
          <draw:line draw:style-name="gr19" draw:text-style-name="P4" draw:layer="layout" svg:x1="13.958cm" svg:y1="10.795cm" svg:x2="13.338cm" svg:y2="11.435cm">
            <text:p/>
          </draw:line>
          <draw:line draw:style-name="gr19" draw:text-style-name="P4" draw:layer="layout" svg:x1="14.591cm" svg:y1="11.443cm" svg:x2="13.971cm" svg:y2="10.803cm">
            <text:p/>
          </draw:line>
          <draw:line draw:style-name="gr19" draw:text-style-name="P4" draw:layer="layout" svg:x1="13.335cm" svg:y1="11.448cm" svg:x2="14.579cm" svg:y2="11.448cm">
            <text:p/>
          </draw:line>
        </draw:g>
        <draw:line draw:style-name="gr19" draw:text-style-name="P4" draw:layer="layout" svg:x1="13.97cm" svg:y1="11.461cm" svg:x2="13.974cm" svg:y2="17.145cm">
          <text:p/>
        </draw:line>
        <draw:line draw:style-name="gr19" draw:text-style-name="P4" draw:layer="layout" svg:x1="24.765cm" svg:y1="17.145cm" svg:x2="24.769cm" svg:y2="17.78cm">
          <text:p/>
        </draw:line>
        <draw:line draw:style-name="gr19" draw:text-style-name="P4" draw:layer="layout" svg:x1="19.685cm" svg:y1="17.145cm" svg:x2="19.689cm" svg:y2="17.78cm">
          <text:p/>
        </draw:line>
        <draw:line draw:style-name="gr19" draw:text-style-name="P4" draw:layer="layout" svg:x1="13.97cm" svg:y1="17.149cm" svg:x2="13.974cm" svg:y2="17.784cm">
          <text:p/>
        </draw:line>
        <draw:line draw:style-name="gr19" draw:text-style-name="P4" draw:layer="layout" svg:x1="19.05cm" svg:y1="17.145cm" svg:x2="22.86cm" svg:y2="17.149cm">
          <text:p/>
        </draw:line>
        <draw:line draw:style-name="gr19" draw:text-style-name="P4" draw:layer="layout" svg:x1="22.86cm" svg:y1="17.145cm" svg:x2="24.765cm" svg:y2="17.149cm">
          <text:p/>
        </draw:line>
        <draw:line draw:style-name="gr19" draw:text-style-name="P4" draw:layer="layout" svg:x1="13.97cm" svg:y1="17.145cm" svg:x2="19.05cm" svg:y2="17.149cm">
          <text:p/>
        </draw:line>
        <draw:line draw:style-name="gr19" draw:text-style-name="P4" draw:layer="layout" svg:x1="8.255cm" svg:y1="17.145cm" svg:x2="8.259cm" svg:y2="17.78cm">
          <text:p/>
        </draw:line>
        <draw:line draw:style-name="gr19" draw:text-style-name="P4" draw:layer="layout" svg:x1="13.983cm" svg:y1="17.145cm" svg:x2="7.633cm" svg:y2="17.149cm">
          <text:p/>
        </draw:line>
        <draw:custom-shape draw:style-name="gr60" draw:text-style-name="P12" draw:layer="layout" svg:width="1.142cm" svg:height="0.859cm" svg:x="14.482cm" svg:y="6.787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145/2"/>
            <draw:equation draw:name="f1" draw:formula="430"/>
            <draw:equation draw:name="f2" draw:formula="860"/>
            <draw:equation draw:name="f3" draw:formula="1145"/>
          </draw:enhanced-geometry>
        </draw:custom-shape>
        <draw:custom-shape draw:style-name="gr61" draw:text-style-name="P12" draw:layer="layout" svg:width="2.293cm" svg:height="0.86cm" svg:x="14.482cm" svg:y="8.89cm">
          <text:list text:style-name="L1">
            <text:list-header>
              <text:p text:style-name="P11"><text:span text:style-name="T3">16..32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6"/>
            <draw:equation draw:name="f1" draw:formula="430"/>
            <draw:equation draw:name="f2" draw:formula="860"/>
            <draw:equation draw:name="f3" draw:formula="2292"/>
          </draw:enhanced-geometry>
        </draw:custom-shape>
        <draw:custom-shape draw:style-name="gr62" draw:text-style-name="P10" draw:layer="layout" svg:width="5.08cm" svg:height="1.213cm" svg:x="0cm" svg:y="17.78cm">
          <text:list text:style-name="L1">
            <text:list-header>
              <text:p text:style-name="P9"><text:span text:style-name="T1">Circ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line draw:style-name="gr19" draw:text-style-name="P4" draw:layer="layout" svg:x1="2.54cm" svg:y1="17.145cm" svg:x2="2.544cm" svg:y2="17.78cm">
          <text:p/>
        </draw:line>
        <draw:line draw:style-name="gr19" draw:text-style-name="P4" draw:layer="layout" svg:x1="2.54cm" svg:y1="17.145cm" svg:x2="7.62cm" svg:y2="17.149cm">
          <text:p/>
        </draw:line>
        <draw:custom-shape draw:style-name="gr63" draw:text-style-name="P12" draw:layer="layout" svg:width="1.27cm" svg:height="0.952cm" svg:x="10.12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64" draw:text-style-name="P12" draw:layer="layout" svg:width="1.27cm" svg:height="0.952cm" svg:x="8.25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65" draw:text-style-name="P10" draw:layer="layout" svg:width="7.62cm" svg:height="0.953cm" svg:x="10.16cm" svg:y="19.685cm">
          <text:list text:style-name="L1">
            <text:list-header>
              <text:p text:style-name="P9"><text:span text:style-name="T4">Modified Class Diagram – Second Incremen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7619/2"/>
            <draw:equation draw:name="f1" draw:formula="1*953/2"/>
            <draw:equation draw:name="f2" draw:formula="953"/>
            <draw:equation draw:name="f3" draw:formula="7619"/>
          </draw:enhanced-geometry>
        </draw:custom-shape>
        <draw:g draw:style-name="gr12">
          <draw:custom-shape draw:style-name="gr48" draw:text-style-name="P7" draw:layer="layout" svg:width="0.378cm" svg:height="0.639cm" svg:x="4.952cm" svg:y="3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149cm" svg:y1="3.63cm" svg:x2="5.149cm" svg:y2="5.238cm">
            <text:p/>
          </draw:line>
          <draw:custom-shape draw:style-name="gr49" draw:text-style-name="P7" draw:layer="layout" svg:width="0.629cm" svg:height="0.849cm" draw:transform="rotate (1.08210413623648) translate (8.763cm 2.71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8">
          <draw:line draw:style-name="gr27" draw:text-style-name="P4" draw:layer="layout" svg:x1="9.675cm" svg:y1="2.844cm" svg:x2="13.908cm" svg:y2="5.256cm">
            <text:p/>
          </draw:line>
        </draw:g>
        <draw:g draw:style-name="gr12">
          <draw:custom-shape draw:style-name="gr29" draw:text-style-name="P3" draw:layer="layout" svg:width="0.477cm" svg:height="0.716cm" draw:transform="rotate (1.5707963267949) translate (8.255cm 6.02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8.989cm" svg:y1="5.79cm" svg:x2="10.785cm" svg:y2="5.79cm">
            <text:p/>
          </draw:line>
        </draw:g>
        <draw:g draw:style-name="gr12">
          <draw:custom-shape draw:style-name="gr30" draw:text-style-name="P7" draw:layer="layout" svg:width="0.626cm" svg:height="1.019cm" svg:x="13.653cm" svg:y="6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13.97cm" svg:y1="7.377cm" svg:x2="13.97cm" svg:y2="9.94cm">
            <text:p/>
          </draw:line>
        </draw:g>
        <draw:custom-shape draw:style-name="gr66" draw:text-style-name="P12" draw:layer="layout" svg:width="1.27cm" svg:height="0.952cm" svg:x="5.226cm" svg:y="4.304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67" draw:text-style-name="P12" draw:layer="layout" svg:width="1.27cm" svg:height="0.952cm" svg:x="13.653cm" svg:y="4.128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g draw:style-name="gr12">
          <draw:custom-shape draw:style-name="gr29" draw:text-style-name="P3" draw:layer="layout" svg:width="0.477cm" svg:height="0.716cm" svg:x="3.81cm" svg:y="6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715cm" svg:y1="8.146cm" svg:x2="5.715cm" svg:y2="6.35cm">
            <text:p/>
          </draw:line>
          <draw:line draw:style-name="gr68" draw:text-style-name="P14" draw:layer="layout" svg:x1="4.064cm" svg:y1="7.076cm" svg:x2="4.064cm" svg:y2="8.143cm">
            <text:p/>
          </draw:line>
          <draw:line draw:style-name="gr69" draw:text-style-name="P14" draw:layer="layout" svg:x1="5.715cm" svg:y1="8.146cm" svg:x2="4.064cm" svg:y2="8.143cm">
            <text:p/>
          </draw:line>
        </draw:g>
        <draw:custom-shape draw:style-name="gr70" draw:text-style-name="P12" draw:layer="layout" svg:width="1.27cm" svg:height="0.952cm" svg:x="3.175cm" svg:y="6.35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71" draw:text-style-name="P12" draw:layer="layout" svg:width="1.27cm" svg:height="0.952cm" svg:x="5.715cm" svg:y="6.35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presentation:notes draw:style-name="dp2">
          <draw:page-thumbnail draw:style-name="gr33" draw:layer="layout" svg:width="19.799cm" svg:height="11.134cm" svg:x="0.6cm" svg:y="2.258cm" draw:page-number="3" presentation:class="page"/>
          <draw:frame presentation:style-name="pr1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72" draw:text-style-name="P10" draw:layer="layout" svg:width="7.435cm" svg:height="1.213cm" svg:x="1.455cm" svg:y="1.962cm">
          <text:list text:style-name="L1">
            <text:list-header>
              <text:p text:style-name="P9"><text:span text:style-name="T1">Travers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3717"/>
            <draw:equation draw:name="f1" draw:formula="607"/>
            <draw:equation draw:name="f2" draw:formula="1214"/>
            <draw:equation draw:name="f3" draw:formula="7434"/>
          </draw:enhanced-geometry>
        </draw:custom-shape>
        <draw:custom-shape draw:style-name="gr2" draw:text-style-name="P3" draw:layer="layout" svg:width="2.081cm" svg:height="0.005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084"/>
            <draw:equation draw:name="f1" draw:formula="2"/>
          </draw:enhanced-geometry>
        </draw:custom-shape>
        <draw:custom-shape draw:style-name="gr3" draw:text-style-name="P3" draw:layer="layout" svg:width="0.225cm" svg:height="0.208cm" draw:transform="rotate (-1.5707963267949) translate (5.217cm 5.031cm)">
          <text:p/>
          <draw:enhanced-geometry svg:viewBox="0 0 0 0" draw:mirror-horizontal="true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3" draw:text-style-name="P3" draw:layer="layout" svg:width="0.225cm" svg:height="0.207cm" draw:transform="rotate (1.5707963267949) translate (5.221cm 5.255cm)">
          <text:p/>
          <draw:enhanced-geometry svg:viewBox="0 0 0 0" draw:text-areas="0 0 ?f0 ?f1" draw:type="" draw:enhanced-path="M 0 0 L 21600 21600 N">
            <draw:equation draw:name="f0" draw:formula="226"/>
            <draw:equation draw:name="f1" draw:formula="209"/>
          </draw:enhanced-geometry>
        </draw:custom-shape>
        <draw:custom-shape draw:style-name="gr73" draw:text-style-name="P10" draw:layer="layout" svg:width="6.35cm" svg:height="1.094cm" svg:x="1.905cm" svg:y="5.256cm">
          <text:list text:style-name="L1">
            <text:list-header>
              <text:p text:style-name="P9"><text:span text:style-name="T1">GameControlle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1*1093/2"/>
            <draw:equation draw:name="f2" draw:formula="1093"/>
            <draw:equation draw:name="f3" draw:formula="6349"/>
          </draw:enhanced-geometry>
        </draw:custom-shape>
        <draw:custom-shape draw:style-name="gr74" draw:text-style-name="P10" draw:layer="layout" svg:width="6.35cm" svg:height="1.085cm" svg:x="10.795cm" svg:y="5.265cm">
          <text:list text:style-name="L1">
            <text:list-header>
              <text:p text:style-name="P9"><text:span text:style-name="T1">Boar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6349/2"/>
            <draw:equation draw:name="f1" draw:formula="542"/>
            <draw:equation draw:name="f2" draw:formula="1084"/>
            <draw:equation draw:name="f3" draw:formula="6349"/>
          </draw:enhanced-geometry>
        </draw:custom-shape>
        <draw:custom-shape draw:style-name="gr75" draw:text-style-name="P10" draw:layer="layout" svg:width="5.08cm" svg:height="0.843cm" svg:x="11.43cm" svg:y="9.948cm">
          <text:list text:style-name="L1">
            <text:list-header>
              <text:p text:style-name="P9"><text:span text:style-name="T2">Pie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1*845/2"/>
            <draw:equation draw:name="f2" draw:formula="845"/>
            <draw:equation draw:name="f3" draw:formula="5079"/>
          </draw:enhanced-geometry>
        </draw:custom-shape>
        <draw:custom-shape draw:style-name="gr76" draw:text-style-name="P10" draw:layer="layout" svg:width="5.08cm" svg:height="1.213cm" svg:x="5.715cm" svg:y="17.78cm">
          <text:list text:style-name="L1">
            <text:list-header>
              <text:p text:style-name="P9"><text:span text:style-name="T1">Squar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77" draw:text-style-name="P10" draw:layer="layout" svg:width="5.08cm" svg:height="1.213cm" svg:x="17.145cm" svg:y="17.78cm">
          <text:list text:style-name="L1">
            <text:list-header>
              <text:p text:style-name="P9"><text:span text:style-name="T1">Vert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78" draw:text-style-name="P10" draw:layer="layout" svg:width="5.08cm" svg:height="1.213cm" svg:x="22.86cm" svg:y="17.78cm">
          <text:list text:style-name="L1">
            <text:list-header>
              <text:p text:style-name="P9"><text:span text:style-name="T1">Diamon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custom-shape draw:style-name="gr10" draw:text-style-name="P3" draw:layer="layout" svg:width="1.914cm" svg:height="0.004cm" draw:transform="rotate (-3.14159265358979) translate (10.795cm 6.041cm)">
          <text:p/>
          <draw:enhanced-geometry svg:viewBox="0 0 0 0" draw:text-areas="0 0 ?f0 ?f1" draw:type="" draw:enhanced-path="M 0 0 L 21600 21600 N">
            <draw:equation draw:name="f0" draw:formula="1913"/>
            <draw:equation draw:name="f1" draw:formula="2"/>
          </draw:enhanced-geometry>
        </draw:custom-shape>
        <draw:custom-shape draw:style-name="gr3" draw:text-style-name="P3" draw:layer="layout" svg:width="0.208cm" svg:height="0.194cm" draw:transform="rotate (-3.14159265358979) translate (10.791cm 6.227cm)">
          <text:p/>
          <draw:enhanced-geometry svg:viewBox="0 0 0 0" draw:mirror-horizontal="true" draw:text-areas="0 0 ?f0 ?f1" draw:type="" draw:enhanced-path="M 0 0 L 21600 21600 N">
            <draw:equation draw:name="f0" draw:formula="208"/>
            <draw:equation draw:name="f1" draw:formula="194"/>
          </draw:enhanced-geometry>
        </draw:custom-shape>
        <draw:custom-shape draw:style-name="gr3" draw:text-style-name="P3" draw:layer="layout" svg:width="0.207cm" svg:height="0.194cm" draw:transform="rotate (-3.14159265358979) translate (10.794cm 6.028cm)">
          <text:p/>
          <draw:enhanced-geometry svg:viewBox="0 0 0 0" draw:text-areas="0 0 ?f0 ?f1" draw:type="" draw:enhanced-path="M 0 0 L 21600 21600 N">
            <draw:equation draw:name="f0" draw:formula="209"/>
            <draw:equation draw:name="f1" draw:formula="193"/>
          </draw:enhanced-geometry>
        </draw:custom-shape>
        <draw:custom-shape draw:style-name="gr11" draw:text-style-name="P3" draw:layer="layout" svg:width="0.64cm" svg:height="0.635cm" draw:transform="rotate (-3.14159265358979) translate (8.877cm 6.349cm)">
          <text:p/>
          <draw:enhanced-geometry svg:viewBox="0 0 0 0" draw:mirror-horizontal="true" draw:text-areas="?f8 ?f9 ?f1 ?f3" draw:type="" draw:enhanced-path="M 0 ?f5 L ?f4 0 ?f7 ?f5 ?f4 ?f6 Z N">
            <draw:equation draw:name="f0" draw:formula="1923"/>
            <draw:equation draw:name="f1" draw:formula="?f0 /4"/>
            <draw:equation draw:name="f2" draw:formula="1902"/>
            <draw:equation draw:name="f3" draw:formula="?f2 /4"/>
            <draw:equation draw:name="f4" draw:formula="1*641/2"/>
            <draw:equation draw:name="f5" draw:formula="317"/>
            <draw:equation draw:name="f6" draw:formula="634"/>
            <draw:equation draw:name="f7" draw:formula="641"/>
            <draw:equation draw:name="f8" draw:formula="1*641/4"/>
            <draw:equation draw:name="f9" draw:formula="1*317/2"/>
          </draw:enhanced-geometry>
        </draw:custom-shape>
        <draw:g draw:style-name="gr12">
          <draw:g draw:style-name="gr12">
            <draw:custom-shape draw:style-name="gr13" draw:text-style-name="P3" draw:layer="layout" svg:width="2.259cm" svg:height="0.004cm" draw:transform="rotate (1.5707963267949) translate (13.909cm 9.933cm)">
              <text:p/>
              <draw:enhanced-geometry svg:viewBox="0 0 0 0" draw:mirror-horizontal="true" draw:text-areas="0 0 ?f0 ?f1" draw:type="" draw:enhanced-path="M 0 0 L 21600 21600 N">
                <draw:equation draw:name="f0" draw:formula="2274"/>
                <draw:equation draw:name="f1" draw:formula="19"/>
              </draw:enhanced-geometry>
            </draw:custom-shape>
            <draw:custom-shape draw:style-name="gr14" draw:text-style-name="P3" draw:layer="layout" svg:width="0.629cm" svg:height="0.532cm" draw:transform="rotate (-1.5707963267949) translate (14.472cm 9.305cm)">
              <text:p/>
              <draw:enhanced-geometry svg:viewBox="0 0 0 0" draw:text-areas="0 0 ?f0 ?f1" draw:type="" draw:enhanced-path="M 0 0 L 21600 21600 N">
                <draw:equation draw:name="f0" draw:formula="643"/>
                <draw:equation draw:name="f1" draw:formula="546"/>
              </draw:enhanced-geometry>
            </draw:custom-shape>
            <draw:custom-shape draw:style-name="gr15" draw:text-style-name="P3" draw:layer="layout" svg:width="0.541cm" svg:height="0.566cm" draw:transform="rotate (1.5707963267949) translate (13.335cm 9.933cm)">
              <text:p/>
              <draw:enhanced-geometry svg:viewBox="0 0 0 0" draw:mirror-horizontal="true" draw:text-areas="0 0 ?f0 ?f1" draw:type="" draw:enhanced-path="M 0 0 L 21600 21600 N">
                <draw:equation draw:name="f0" draw:formula="555"/>
                <draw:equation draw:name="f1" draw:formula="589"/>
              </draw:enhanced-geometry>
            </draw:custom-shape>
            <draw:custom-shape draw:style-name="gr16" draw:text-style-name="P3" draw:layer="layout" svg:width="1.281cm" svg:height="1.125cm" draw:transform="rotate (-1.5707963267949) translate (14.471cm 6.35cm)">
              <text:p/>
              <draw:enhanced-geometry svg:viewBox="0 0 0 0" draw:text-areas="?f8 ?f9 ?f1 ?f3" draw:type="" draw:enhanced-path="M 0 ?f5 L ?f4 0 ?f7 ?f5 ?f4 ?f6 Z N">
                <draw:equation draw:name="f0" draw:formula="3897"/>
                <draw:equation draw:name="f1" draw:formula="?f0 /4"/>
                <draw:equation draw:name="f2" draw:formula="3444"/>
                <draw:equation draw:name="f3" draw:formula="?f2 /4"/>
                <draw:equation draw:name="f4" draw:formula="1*1299/2"/>
                <draw:equation draw:name="f5" draw:formula="574"/>
                <draw:equation draw:name="f6" draw:formula="1148"/>
                <draw:equation draw:name="f7" draw:formula="1299"/>
                <draw:equation draw:name="f8" draw:formula="1*1299/4"/>
                <draw:equation draw:name="f9" draw:formula="287"/>
              </draw:enhanced-geometry>
            </draw:custom-shape>
          </draw:g>
        </draw:g>
        <draw:custom-shape draw:style-name="gr79" draw:text-style-name="P10" draw:layer="layout" svg:width="5.08cm" svg:height="1.213cm" svg:x="11.43cm" svg:y="17.78cm">
          <text:list text:style-name="L1">
            <text:list-header>
              <text:p text:style-name="P9"><text:span text:style-name="T1">HorzTriang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g draw:style-name="gr18">
          <draw:line draw:style-name="gr19" draw:text-style-name="P4" draw:layer="layout" svg:x1="13.958cm" svg:y1="10.795cm" svg:x2="13.338cm" svg:y2="11.435cm">
            <text:p/>
          </draw:line>
          <draw:line draw:style-name="gr19" draw:text-style-name="P4" draw:layer="layout" svg:x1="14.591cm" svg:y1="11.443cm" svg:x2="13.971cm" svg:y2="10.803cm">
            <text:p/>
          </draw:line>
          <draw:line draw:style-name="gr19" draw:text-style-name="P4" draw:layer="layout" svg:x1="13.335cm" svg:y1="11.448cm" svg:x2="14.579cm" svg:y2="11.448cm">
            <text:p/>
          </draw:line>
        </draw:g>
        <draw:line draw:style-name="gr19" draw:text-style-name="P4" draw:layer="layout" svg:x1="13.97cm" svg:y1="11.461cm" svg:x2="13.974cm" svg:y2="17.145cm">
          <text:p/>
        </draw:line>
        <draw:line draw:style-name="gr19" draw:text-style-name="P4" draw:layer="layout" svg:x1="24.765cm" svg:y1="17.145cm" svg:x2="24.769cm" svg:y2="17.78cm">
          <text:p/>
        </draw:line>
        <draw:line draw:style-name="gr19" draw:text-style-name="P4" draw:layer="layout" svg:x1="19.685cm" svg:y1="17.145cm" svg:x2="19.689cm" svg:y2="17.78cm">
          <text:p/>
        </draw:line>
        <draw:line draw:style-name="gr19" draw:text-style-name="P4" draw:layer="layout" svg:x1="13.97cm" svg:y1="17.149cm" svg:x2="13.974cm" svg:y2="17.784cm">
          <text:p/>
        </draw:line>
        <draw:line draw:style-name="gr19" draw:text-style-name="P4" draw:layer="layout" svg:x1="19.05cm" svg:y1="17.145cm" svg:x2="22.86cm" svg:y2="17.149cm">
          <text:p/>
        </draw:line>
        <draw:line draw:style-name="gr19" draw:text-style-name="P4" draw:layer="layout" svg:x1="22.86cm" svg:y1="17.145cm" svg:x2="24.765cm" svg:y2="17.149cm">
          <text:p/>
        </draw:line>
        <draw:line draw:style-name="gr19" draw:text-style-name="P4" draw:layer="layout" svg:x1="13.97cm" svg:y1="17.145cm" svg:x2="19.05cm" svg:y2="17.149cm">
          <text:p/>
        </draw:line>
        <draw:line draw:style-name="gr19" draw:text-style-name="P4" draw:layer="layout" svg:x1="8.255cm" svg:y1="17.145cm" svg:x2="8.259cm" svg:y2="17.78cm">
          <text:p/>
        </draw:line>
        <draw:line draw:style-name="gr19" draw:text-style-name="P4" draw:layer="layout" svg:x1="13.983cm" svg:y1="17.145cm" svg:x2="7.633cm" svg:y2="17.149cm">
          <text:p/>
        </draw:line>
        <draw:custom-shape draw:style-name="gr80" draw:text-style-name="P12" draw:layer="layout" svg:width="1.142cm" svg:height="0.859cm" svg:x="14.482cm" svg:y="6.787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145/2"/>
            <draw:equation draw:name="f1" draw:formula="430"/>
            <draw:equation draw:name="f2" draw:formula="860"/>
            <draw:equation draw:name="f3" draw:formula="1145"/>
          </draw:enhanced-geometry>
        </draw:custom-shape>
        <draw:custom-shape draw:style-name="gr81" draw:text-style-name="P12" draw:layer="layout" svg:width="2.293cm" svg:height="0.86cm" svg:x="14.482cm" svg:y="8.89cm">
          <text:list text:style-name="L1">
            <text:list-header>
              <text:p text:style-name="P11"><text:span text:style-name="T3">16..32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6"/>
            <draw:equation draw:name="f1" draw:formula="430"/>
            <draw:equation draw:name="f2" draw:formula="860"/>
            <draw:equation draw:name="f3" draw:formula="2292"/>
          </draw:enhanced-geometry>
        </draw:custom-shape>
        <draw:custom-shape draw:style-name="gr82" draw:text-style-name="P10" draw:layer="layout" svg:width="5.08cm" svg:height="1.213cm" svg:x="0cm" svg:y="17.78cm">
          <text:list text:style-name="L1">
            <text:list-header>
              <text:p text:style-name="P9"><text:span text:style-name="T1">Circ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5079/2"/>
            <draw:equation draw:name="f1" draw:formula="607"/>
            <draw:equation draw:name="f2" draw:formula="1214"/>
            <draw:equation draw:name="f3" draw:formula="5079"/>
          </draw:enhanced-geometry>
        </draw:custom-shape>
        <draw:line draw:style-name="gr19" draw:text-style-name="P4" draw:layer="layout" svg:x1="2.54cm" svg:y1="17.145cm" svg:x2="2.544cm" svg:y2="17.78cm">
          <text:p/>
        </draw:line>
        <draw:line draw:style-name="gr19" draw:text-style-name="P4" draw:layer="layout" svg:x1="2.54cm" svg:y1="17.145cm" svg:x2="7.62cm" svg:y2="17.149cm">
          <text:p/>
        </draw:line>
        <draw:custom-shape draw:style-name="gr83" draw:text-style-name="P12" draw:layer="layout" svg:width="1.27cm" svg:height="0.952cm" svg:x="10.12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84" draw:text-style-name="P12" draw:layer="layout" svg:width="1.27cm" svg:height="0.952cm" svg:x="8.255cm" svg:y="4.763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85" draw:text-style-name="P10" draw:layer="layout" svg:width="7.62cm" svg:height="0.953cm" svg:x="10.16cm" svg:y="19.685cm">
          <text:list text:style-name="L1">
            <text:list-header>
              <text:p text:style-name="P9"><text:span text:style-name="T4">Modified Class Diagram – Final Incremen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7619/2"/>
            <draw:equation draw:name="f1" draw:formula="1*953/2"/>
            <draw:equation draw:name="f2" draw:formula="953"/>
            <draw:equation draw:name="f3" draw:formula="7619"/>
          </draw:enhanced-geometry>
        </draw:custom-shape>
        <draw:g draw:style-name="gr12">
          <draw:custom-shape draw:style-name="gr48" draw:text-style-name="P7" draw:layer="layout" svg:width="0.378cm" svg:height="0.639cm" svg:x="4.952cm" svg:y="3.0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149cm" svg:y1="3.63cm" svg:x2="5.149cm" svg:y2="5.238cm">
            <text:p/>
          </draw:line>
          <draw:custom-shape draw:style-name="gr49" draw:text-style-name="P7" draw:layer="layout" svg:width="0.629cm" svg:height="0.849cm" draw:transform="rotate (1.08210413623648) translate (8.763cm 2.714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18">
          <draw:line draw:style-name="gr27" draw:text-style-name="P4" draw:layer="layout" svg:x1="9.675cm" svg:y1="2.844cm" svg:x2="13.908cm" svg:y2="5.256cm">
            <text:p/>
          </draw:line>
        </draw:g>
        <draw:g draw:style-name="gr12">
          <draw:custom-shape draw:style-name="gr29" draw:text-style-name="P3" draw:layer="layout" svg:width="0.477cm" svg:height="0.716cm" draw:transform="rotate (1.5707963267949) translate (8.255cm 6.023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8.989cm" svg:y1="5.79cm" svg:x2="10.785cm" svg:y2="5.79cm">
            <text:p/>
          </draw:line>
        </draw:g>
        <draw:g draw:style-name="gr12">
          <draw:custom-shape draw:style-name="gr30" draw:text-style-name="P7" draw:layer="layout" svg:width="0.626cm" svg:height="1.019cm" svg:x="13.653cm" svg:y="6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13.97cm" svg:y1="7.377cm" svg:x2="13.97cm" svg:y2="9.94cm">
            <text:p/>
          </draw:line>
        </draw:g>
        <draw:custom-shape draw:style-name="gr86" draw:text-style-name="P12" draw:layer="layout" svg:width="1.27cm" svg:height="0.952cm" svg:x="5.226cm" svg:y="4.304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87" draw:text-style-name="P12" draw:layer="layout" svg:width="1.27cm" svg:height="0.952cm" svg:x="13.653cm" svg:y="4.128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g draw:style-name="gr12">
          <draw:custom-shape draw:style-name="gr29" draw:text-style-name="P3" draw:layer="layout" svg:width="0.477cm" svg:height="0.716cm" svg:x="3.81cm" svg:y="6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7" draw:text-style-name="P4" draw:layer="layout" svg:x1="5.715cm" svg:y1="8.146cm" svg:x2="5.715cm" svg:y2="6.35cm">
            <text:p/>
          </draw:line>
          <draw:line draw:style-name="gr68" draw:text-style-name="P14" draw:layer="layout" svg:x1="4.064cm" svg:y1="7.076cm" svg:x2="4.064cm" svg:y2="8.143cm">
            <text:p/>
          </draw:line>
          <draw:line draw:style-name="gr69" draw:text-style-name="P14" draw:layer="layout" svg:x1="5.715cm" svg:y1="8.146cm" svg:x2="4.064cm" svg:y2="8.143cm">
            <text:p/>
          </draw:line>
        </draw:g>
        <draw:custom-shape draw:style-name="gr88" draw:text-style-name="P12" draw:layer="layout" svg:width="1.27cm" svg:height="0.952cm" svg:x="3.175cm" svg:y="6.35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draw:custom-shape draw:style-name="gr89" draw:text-style-name="P12" draw:layer="layout" svg:width="1.27cm" svg:height="0.952cm" svg:x="5.715cm" svg:y="6.35cm">
          <text:list text:style-name="L1">
            <text:list-header>
              <text:p text:style-name="P11"><text:span text:style-name="T3">1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1269/2"/>
            <draw:equation draw:name="f1" draw:formula="1*953/2"/>
            <draw:equation draw:name="f2" draw:formula="953"/>
            <draw:equation draw:name="f3" draw:formula="1269"/>
          </draw:enhanced-geometry>
        </draw:custom-shape>
        <presentation:notes draw:style-name="dp3">
          <draw:page-thumbnail draw:style-name="gr33" draw:layer="layout" svg:width="19.799cm" svg:height="11.134cm" svg:x="0.6cm" svg:y="2.258cm" draw:page-number="4" presentation:class="page"/>
          <draw:frame presentation:style-name="pr1" draw:text-style-name="P13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13cm" fo:margin-bottom="0.013cm" fo:line-height="93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8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3:21:59.243492370</meta:creation-date>
    <dc:date>2024-08-18T17:00:06.561386858</dc:date>
    <meta:editing-duration>PT10M48S</meta:editing-duration>
    <meta:editing-cycles>4</meta:editing-cycles>
    <meta:generator>LibreOffice/24.2.5.2$Linux_X86_64 LibreOffice_project/420$Build-2</meta:generator>
    <meta:document-statistic meta:object-count="267"/>
  </office:meta>
</office:document-meta>
</file>